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323b3" officeooo:paragraph-rsid="001323b3"/>
    </style:style>
    <style:style style:name="P2" style:family="paragraph" style:parent-style-name="Text_20_body">
      <style:text-properties officeooo:rsid="0013f17c" officeooo:paragraph-rsid="0013f17c"/>
    </style:style>
    <style:style style:name="P3" style:family="paragraph" style:parent-style-name="Text_20_body">
      <style:text-properties officeooo:rsid="001c9a44" officeooo:paragraph-rsid="001c9a44"/>
    </style:style>
    <style:style style:name="P4" style:family="paragraph" style:parent-style-name="Text_20_body">
      <style:text-properties officeooo:rsid="001cafae" officeooo:paragraph-rsid="001cafae"/>
    </style:style>
    <style:style style:name="P5" style:family="paragraph" style:parent-style-name="Text_20_body">
      <style:text-properties officeooo:rsid="001e0bb7" officeooo:paragraph-rsid="001e0bb7"/>
    </style:style>
    <style:style style:name="P6" style:family="paragraph" style:parent-style-name="Text_20_body">
      <style:text-properties fo:font-weight="normal" officeooo:rsid="001e0bb7" officeooo:paragraph-rsid="001e0bb7" style:font-weight-asian="normal" style:font-weight-complex="normal"/>
    </style:style>
    <style:style style:name="P7" style:family="paragraph" style:parent-style-name="Text_20_body">
      <style:text-properties fo:font-weight="normal" officeooo:rsid="0022ac98" officeooo:paragraph-rsid="0022ac98" style:font-weight-asian="normal" style:font-weight-complex="normal"/>
    </style:style>
    <style:style style:name="P8" style:family="paragraph" style:parent-style-name="Text_20_body">
      <style:text-properties fo:font-weight="normal" officeooo:rsid="00246985" officeooo:paragraph-rsid="00246985" style:font-weight-asian="normal" style:font-weight-complex="normal"/>
    </style:style>
    <style:style style:name="P9" style:family="paragraph" style:parent-style-name="Text_20_body">
      <style:text-properties fo:font-weight="normal" officeooo:rsid="0026036a" officeooo:paragraph-rsid="0026036a" style:font-weight-asian="normal" style:font-weight-complex="normal"/>
    </style:style>
    <style:style style:name="P10" style:family="paragraph" style:parent-style-name="Text_20_body">
      <style:text-properties fo:font-weight="normal" officeooo:rsid="0027d04f" officeooo:paragraph-rsid="0027d04f" style:font-weight-asian="normal" style:font-weight-complex="normal"/>
    </style:style>
    <style:style style:name="P11" style:family="paragraph" style:parent-style-name="Text_20_body">
      <style:text-properties fo:font-weight="normal" officeooo:rsid="0029af05" officeooo:paragraph-rsid="0029af05" style:font-weight-asian="normal" style:font-weight-complex="normal"/>
    </style:style>
    <style:style style:name="P12" style:family="paragraph" style:parent-style-name="Text_20_body">
      <style:text-properties fo:font-weight="bold" officeooo:rsid="0021d24a" officeooo:paragraph-rsid="0021d24a" style:font-weight-asian="bold" style:font-weight-complex="bold"/>
    </style:style>
    <style:style style:name="P13" style:family="paragraph" style:parent-style-name="Text_20_body">
      <style:text-properties fo:font-weight="bold" officeooo:rsid="00246985" officeooo:paragraph-rsid="00246985" style:font-weight-asian="bold" style:font-weight-complex="bold"/>
    </style:style>
    <style:style style:name="P14" style:family="paragraph" style:parent-style-name="Text_20_body">
      <style:text-properties fo:font-weight="bold" officeooo:rsid="0026036a" officeooo:paragraph-rsid="0026036a" style:font-weight-asian="bold" style:font-weight-complex="bold"/>
    </style:style>
    <style:style style:name="P15" style:family="paragraph" style:parent-style-name="Text_20_body">
      <style:text-properties fo:font-weight="bold" officeooo:rsid="0027d04f" officeooo:paragraph-rsid="0027d04f" style:font-weight-asian="bold" style:font-weight-complex="bold"/>
    </style:style>
    <style:style style:name="P16" style:family="paragraph" style:parent-style-name="Text_20_body">
      <style:text-properties officeooo:rsid="001eec04" officeooo:paragraph-rsid="001eec04"/>
    </style:style>
    <style:style style:name="P17" style:family="paragraph" style:parent-style-name="Text_20_body">
      <style:text-properties officeooo:rsid="002a6ac1" officeooo:paragraph-rsid="002a6ac1"/>
    </style:style>
    <style:style style:name="P18" style:family="paragraph" style:parent-style-name="Text_20_body">
      <style:text-properties officeooo:rsid="002e276d" officeooo:paragraph-rsid="002e276d"/>
    </style:style>
    <style:style style:name="P19" style:family="paragraph" style:parent-style-name="Text_20_body">
      <style:text-properties officeooo:rsid="00481efa" officeooo:paragraph-rsid="00481efa"/>
    </style:style>
    <style:style style:name="P20" style:family="paragraph" style:parent-style-name="Text_20_body">
      <style:text-properties officeooo:rsid="00481efa" officeooo:paragraph-rsid="004923b7"/>
    </style:style>
    <style:style style:name="P21"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officeooo:rsid="0014b75f" officeooo:paragraph-rsid="0022ac98"/>
    </style:style>
    <style:style style:name="P22"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officeooo:rsid="0014b75f" officeooo:paragraph-rsid="0014b75f"/>
    </style:style>
    <style:style style:name="P23"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officeooo:rsid="0014b75f" officeooo:paragraph-rsid="0022ac98"/>
    </style:style>
    <style:style style:name="P24"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bold" officeooo:rsid="0014b75f" officeooo:paragraph-rsid="0014b75f" style:font-weight-asian="bold" style:font-weight-complex="bold"/>
    </style:style>
    <style:style style:name="P25"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bold" officeooo:rsid="00177eb2" officeooo:paragraph-rsid="00177eb2" style:font-weight-asian="bold" style:font-weight-complex="bold"/>
    </style:style>
    <style:style style:name="P26"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bold" officeooo:rsid="00192928" officeooo:paragraph-rsid="00192928" style:font-weight-asian="bold" style:font-weight-complex="bold"/>
    </style:style>
    <style:style style:name="P27"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bold" officeooo:rsid="0019df89" officeooo:paragraph-rsid="0019df89" style:font-weight-asian="bold" style:font-weight-complex="bold"/>
    </style:style>
    <style:style style:name="P28"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bold" officeooo:rsid="001a989e" officeooo:paragraph-rsid="001a989e" style:font-weight-asian="bold" style:font-weight-complex="bold"/>
    </style:style>
    <style:style style:name="P29"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bold" officeooo:rsid="003aaa89" officeooo:paragraph-rsid="003aaa89" style:font-weight-asian="bold" style:font-weight-complex="bold"/>
    </style:style>
    <style:style style:name="P30"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bold" officeooo:rsid="003d87f3" officeooo:paragraph-rsid="003d87f3" style:font-weight-asian="bold" style:font-weight-complex="bold"/>
    </style:style>
    <style:style style:name="P31"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bold" officeooo:rsid="003f48b9" officeooo:paragraph-rsid="003f48b9" style:font-weight-asian="bold" style:font-weight-complex="bold"/>
    </style:style>
    <style:style style:name="P32"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bold" officeooo:rsid="0050a254" officeooo:paragraph-rsid="0050a254" style:font-weight-asian="bold" style:font-weight-complex="bold"/>
    </style:style>
    <style:style style:name="P33"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officeooo:rsid="001644cd" officeooo:paragraph-rsid="001644cd"/>
    </style:style>
    <style:style style:name="P34"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177eb2" officeooo:paragraph-rsid="00177eb2" style:font-weight-asian="normal" style:font-weight-complex="normal"/>
    </style:style>
    <style:style style:name="P35"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192928" officeooo:paragraph-rsid="00192928" style:font-weight-asian="normal" style:font-weight-complex="normal"/>
    </style:style>
    <style:style style:name="P36"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19df89" officeooo:paragraph-rsid="0019df89" style:font-weight-asian="normal" style:font-weight-complex="normal"/>
    </style:style>
    <style:style style:name="P37"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1a989e" officeooo:paragraph-rsid="001a989e" style:font-weight-asian="normal" style:font-weight-complex="normal"/>
    </style:style>
    <style:style style:name="P38"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1ac331" officeooo:paragraph-rsid="001ac331" style:font-weight-asian="normal" style:font-weight-complex="normal"/>
    </style:style>
    <style:style style:name="P39"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1c9a44" officeooo:paragraph-rsid="001c9a44" style:font-weight-asian="normal" style:font-weight-complex="normal"/>
    </style:style>
    <style:style style:name="P40"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362527" officeooo:paragraph-rsid="00362527" style:font-weight-asian="normal" style:font-weight-complex="normal"/>
    </style:style>
    <style:style style:name="P41"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36322c" officeooo:paragraph-rsid="0036322c" style:font-weight-asian="normal" style:font-weight-complex="normal"/>
    </style:style>
    <style:style style:name="P42"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37d7f2" officeooo:paragraph-rsid="0037d7f2" style:font-weight-asian="normal" style:font-weight-complex="normal"/>
    </style:style>
    <style:style style:name="P43"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38fd85" officeooo:paragraph-rsid="0038fd85" style:font-weight-asian="normal" style:font-weight-complex="normal"/>
    </style:style>
    <style:style style:name="P44"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3bb285" officeooo:paragraph-rsid="003bb285" style:font-weight-asian="normal" style:font-weight-complex="normal"/>
    </style:style>
    <style:style style:name="P45"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3bb285" officeooo:paragraph-rsid="003d87f3" style:font-weight-asian="normal" style:font-weight-complex="normal"/>
    </style:style>
    <style:style style:name="P46"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14b75f" officeooo:paragraph-rsid="0014b75f" style:font-weight-asian="normal" style:font-weight-complex="normal"/>
    </style:style>
    <style:style style:name="P47"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3d87f3" officeooo:paragraph-rsid="003d87f3" style:font-weight-asian="normal" style:font-weight-complex="normal"/>
    </style:style>
    <style:style style:name="P48"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3f48b9" officeooo:paragraph-rsid="003f48b9" style:font-weight-asian="normal" style:font-weight-complex="normal"/>
    </style:style>
    <style:style style:name="P49"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40b21e" officeooo:paragraph-rsid="0040b21e" style:font-weight-asian="normal" style:font-weight-complex="normal"/>
    </style:style>
    <style:style style:name="P50"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44b5fc" officeooo:paragraph-rsid="0044b5fc" style:font-weight-asian="normal" style:font-weight-complex="normal"/>
    </style:style>
    <style:style style:name="P51"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4687cd" officeooo:paragraph-rsid="004687cd" style:font-weight-asian="normal" style:font-weight-complex="normal"/>
    </style:style>
    <style:style style:name="P52"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481efa" officeooo:paragraph-rsid="00481efa" style:font-weight-asian="normal" style:font-weight-complex="normal"/>
    </style:style>
    <style:style style:name="P53"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4923b7" officeooo:paragraph-rsid="004923b7" style:font-weight-asian="normal" style:font-weight-complex="normal"/>
    </style:style>
    <style:style style:name="P54"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49e48d" officeooo:paragraph-rsid="0049e48d" style:font-weight-asian="normal" style:font-weight-complex="normal"/>
    </style:style>
    <style:style style:name="P55"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4af751" officeooo:paragraph-rsid="004af751" style:font-weight-asian="normal" style:font-weight-complex="normal"/>
    </style:style>
    <style:style style:name="P56"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4ce6e6" officeooo:paragraph-rsid="004ce6e6" style:font-weight-asian="normal" style:font-weight-complex="normal"/>
    </style:style>
    <style:style style:name="P57"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4e13c4" officeooo:paragraph-rsid="004e13c4" style:font-weight-asian="normal" style:font-weight-complex="normal"/>
    </style:style>
    <style:style style:name="P58"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4e13c4" officeooo:paragraph-rsid="004f3391" style:font-weight-asian="normal" style:font-weight-complex="normal"/>
    </style:style>
    <style:style style:name="P59"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4f3391" officeooo:paragraph-rsid="004f3391" style:font-weight-asian="normal" style:font-weight-complex="normal"/>
    </style:style>
    <style:style style:name="P60"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4fdd00" officeooo:paragraph-rsid="004fdd00" style:font-weight-asian="normal" style:font-weight-complex="normal"/>
    </style:style>
    <style:style style:name="P61"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0a254" officeooo:paragraph-rsid="0050a254" style:font-weight-asian="normal" style:font-weight-complex="normal"/>
    </style:style>
    <style:style style:name="P62"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12517" officeooo:paragraph-rsid="00512517" style:font-weight-asian="normal" style:font-weight-complex="normal"/>
    </style:style>
    <style:style style:name="P63"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21d97" officeooo:paragraph-rsid="00521d97" style:font-weight-asian="normal" style:font-weight-complex="normal"/>
    </style:style>
    <style:style style:name="P64"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2aaf7" officeooo:paragraph-rsid="0052aaf7" style:font-weight-asian="normal" style:font-weight-complex="normal"/>
    </style:style>
    <style:style style:name="P65"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45f0e" officeooo:paragraph-rsid="00545f0e" style:font-weight-asian="normal" style:font-weight-complex="normal"/>
    </style:style>
    <style:style style:name="P66"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476b5" officeooo:paragraph-rsid="005476b5" style:font-weight-asian="normal" style:font-weight-complex="normal"/>
    </style:style>
    <style:style style:name="P67"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60751" officeooo:paragraph-rsid="00560751" style:font-weight-asian="normal" style:font-weight-complex="normal"/>
    </style:style>
    <style:style style:name="P68"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65581" officeooo:paragraph-rsid="00565581" style:font-weight-asian="normal" style:font-weight-complex="normal"/>
    </style:style>
    <style:style style:name="P69"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76077" officeooo:paragraph-rsid="00576077" style:font-weight-asian="normal" style:font-weight-complex="normal"/>
    </style:style>
    <style:style style:name="P70"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779ef" officeooo:paragraph-rsid="005779ef" style:font-weight-asian="normal" style:font-weight-complex="normal"/>
    </style:style>
    <style:style style:name="P71"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8e967" officeooo:paragraph-rsid="0058e967" style:font-weight-asian="normal" style:font-weight-complex="normal"/>
    </style:style>
    <style:style style:name="P72"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959c5" officeooo:paragraph-rsid="005959c5" style:font-weight-asian="normal" style:font-weight-complex="normal"/>
    </style:style>
    <style:style style:name="P73"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95dda" officeooo:paragraph-rsid="00595dda" style:font-weight-asian="normal" style:font-weight-complex="normal"/>
    </style:style>
    <style:style style:name="P74"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a51d4" officeooo:paragraph-rsid="005a51d4" style:font-weight-asian="normal" style:font-weight-complex="normal"/>
    </style:style>
    <style:style style:name="P75"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c862e" officeooo:paragraph-rsid="005c862e" style:font-weight-asian="normal" style:font-weight-complex="normal"/>
    </style:style>
    <style:style style:name="P76"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e0037" officeooo:paragraph-rsid="005e0037" style:font-weight-asian="normal" style:font-weight-complex="normal"/>
    </style:style>
    <style:style style:name="P77"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f0c15" officeooo:paragraph-rsid="005f0c15" style:font-weight-asian="normal" style:font-weight-complex="normal"/>
    </style:style>
    <style:style style:name="P78"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fd310" officeooo:paragraph-rsid="005fd310" style:font-weight-asian="normal" style:font-weight-complex="normal"/>
    </style:style>
    <style:style style:name="P79"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60b9f3" officeooo:paragraph-rsid="0060b9f3" style:font-weight-asian="normal" style:font-weight-complex="normal"/>
    </style:style>
    <style:style style:name="P80"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63e197" officeooo:paragraph-rsid="0063e197" style:font-weight-asian="normal" style:font-weight-complex="normal"/>
    </style:style>
    <style:style style:name="P81"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64acd5" officeooo:paragraph-rsid="0064acd5" style:font-weight-asian="normal" style:font-weight-complex="normal"/>
    </style:style>
    <style:style style:name="P82"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6680ac" officeooo:paragraph-rsid="006680ac" style:font-weight-asian="normal" style:font-weight-complex="normal"/>
    </style:style>
    <style:style style:name="P83"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684962" officeooo:paragraph-rsid="00684962" style:font-weight-asian="normal" style:font-weight-complex="normal"/>
    </style:style>
    <style:style style:name="P84"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6a0be5" officeooo:paragraph-rsid="006a0be5" style:font-weight-asian="normal" style:font-weight-complex="normal"/>
    </style:style>
    <style:style style:name="P85"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6a449d" officeooo:paragraph-rsid="006a449d" style:font-weight-asian="normal" style:font-weight-complex="normal"/>
    </style:style>
    <style:style style:name="P86"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officeooo:rsid="001e0bb7" officeooo:paragraph-rsid="001e0bb7"/>
    </style:style>
    <style:style style:name="P87"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officeooo:rsid="0022ac98" officeooo:paragraph-rsid="0022ac98"/>
    </style:style>
    <style:style style:name="P88"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officeooo:rsid="002e276d" officeooo:paragraph-rsid="002e276d"/>
    </style:style>
    <style:style style:name="P89"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officeooo:rsid="002eee8e" officeooo:paragraph-rsid="002eee8e"/>
    </style:style>
    <style:style style:name="P90"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officeooo:rsid="0030172d" officeooo:paragraph-rsid="0030172d"/>
    </style:style>
    <style:style style:name="P91"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officeooo:rsid="00305711" officeooo:paragraph-rsid="00305711"/>
    </style:style>
    <style:style style:name="P92"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officeooo:rsid="00328597" officeooo:paragraph-rsid="00328597"/>
    </style:style>
    <style:style style:name="P93"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officeooo:rsid="00348049" officeooo:paragraph-rsid="00348049"/>
    </style:style>
    <style:style style:name="P94" style:family="paragraph" style:parent-style-name="CODE">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40ff59" officeooo:paragraph-rsid="0040ff59" style:font-weight-asian="normal" style:font-weight-complex="normal"/>
    </style:style>
    <style:style style:name="P95" style:family="paragraph" style:parent-style-name="CODE">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476b5" officeooo:paragraph-rsid="00560751" style:font-weight-asian="normal" style:font-weight-complex="normal"/>
    </style:style>
    <style:style style:name="P96" style:family="paragraph" style:parent-style-name="CODE">
      <style:text-properties officeooo:rsid="0040ff59" officeooo:paragraph-rsid="0040ff59"/>
    </style:style>
    <style:style style:name="P97" style:family="paragraph" style:parent-style-name="CODE">
      <style:text-properties officeooo:rsid="00481efa" officeooo:paragraph-rsid="00481efa"/>
    </style:style>
    <style:style style:name="P98" style:family="paragraph" style:parent-style-name="Heading_20_3">
      <style:text-properties fo:font-weight="bold" style:font-weight-asian="bold" style:font-weight-complex="bold"/>
    </style:style>
    <style:style style:name="P99" style:family="paragraph" style:parent-style-name="Heading_20_3">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4af751" officeooo:paragraph-rsid="004ce6e6" style:font-weight-asian="normal" style:font-weight-complex="normal"/>
    </style:style>
    <style:style style:name="P100" style:family="paragraph" style:parent-style-name="Heading_20_3">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4af751" officeooo:paragraph-rsid="0050a254" style:font-weight-asian="normal" style:font-weight-complex="normal"/>
    </style:style>
    <style:style style:name="P101" style:family="paragraph" style:parent-style-name="Heading_20_3">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4af751" officeooo:paragraph-rsid="0052aaf7" style:font-weight-asian="normal" style:font-weight-complex="normal"/>
    </style:style>
    <style:style style:name="P102" style:family="paragraph" style:parent-style-name="Heading_20_2">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60751" officeooo:paragraph-rsid="00560751" style:font-weight-asian="normal" style:font-weight-complex="normal"/>
    </style:style>
    <style:style style:name="P103" style:family="paragraph" style:parent-style-name="Heading_20_2">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560751" officeooo:paragraph-rsid="005779ef" style:font-weight-asian="normal" style:font-weight-complex="normal"/>
    </style:style>
    <style:style style:name="P104" style:family="paragraph" style:parent-style-name="Text_20_body">
      <style:text-properties fo:font-weight="bold" officeooo:rsid="001323b3" officeooo:paragraph-rsid="00114a4e" style:font-weight-asian="bold" style:font-weight-complex="bold"/>
    </style:style>
    <style:style style:name="P105" style:family="paragraph" style:parent-style-name="Text_20_body">
      <style:text-properties fo:font-weight="bold" officeooo:rsid="001e0bb7" officeooo:paragraph-rsid="001e0bb7" style:font-weight-asian="bold" style:font-weight-complex="bold"/>
    </style:style>
    <style:style style:name="P106"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177eb2" officeooo:paragraph-rsid="00177eb2" style:font-weight-asian="normal" style:font-weight-complex="normal"/>
    </style:style>
    <style:style style:name="P107" style:family="paragraph" style:parent-style-name="Text_20_body">
      <loext:graphic-properties draw:fill="none"/>
      <style:paragraph-properties fo:margin-left="0cm" fo:margin-right="-0.3cm" fo:margin-top="0cm" fo:margin-bottom="0.247cm" loext:contextual-spacing="false" fo:line-height="120%" fo:text-indent="0cm" style:auto-text-indent="false" fo:background-color="transparent"/>
      <style:text-properties fo:font-weight="normal" officeooo:rsid="00192928" officeooo:paragraph-rsid="00192928" style:font-weight-asian="normal" style:font-weight-complex="normal"/>
    </style:style>
    <style:style style:name="T1" style:family="text">
      <style:text-properties officeooo:rsid="0013f17c"/>
    </style:style>
    <style:style style:name="T2" style:family="text">
      <style:text-properties officeooo:rsid="0014b75f"/>
    </style:style>
    <style:style style:name="T3" style:family="text">
      <style:text-properties officeooo:rsid="001644cd"/>
    </style:style>
    <style:style style:name="T4" style:family="text">
      <style:text-properties fo:font-weight="bold" style:font-weight-asian="bold" style:font-weight-complex="bold"/>
    </style:style>
    <style:style style:name="T5" style:family="text">
      <style:text-properties fo:font-weight="bold" officeooo:rsid="001ac331"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923b7" style:font-weight-asian="normal" style:font-weight-complex="normal"/>
    </style:style>
    <style:style style:name="T8" style:family="text">
      <style:text-properties officeooo:rsid="00192928"/>
    </style:style>
    <style:style style:name="T9" style:family="text">
      <style:text-properties officeooo:rsid="0019df89"/>
    </style:style>
    <style:style style:name="T10" style:family="text">
      <style:text-properties officeooo:rsid="001a989e"/>
    </style:style>
    <style:style style:name="T11" style:family="text">
      <style:text-properties officeooo:rsid="001eec04"/>
    </style:style>
    <style:style style:name="T12" style:family="text">
      <style:text-properties officeooo:rsid="0021d24a"/>
    </style:style>
    <style:style style:name="T13" style:family="text">
      <style:text-properties officeooo:rsid="0022ac98"/>
    </style:style>
    <style:style style:name="T14" style:family="text">
      <style:text-properties officeooo:rsid="0026036a"/>
    </style:style>
    <style:style style:name="T15" style:family="text">
      <style:text-properties officeooo:rsid="0029af05"/>
    </style:style>
    <style:style style:name="T16" style:family="text">
      <style:text-properties officeooo:rsid="002ba0e0"/>
    </style:style>
    <style:style style:name="T17" style:family="text">
      <style:text-properties officeooo:rsid="002eee8e"/>
    </style:style>
    <style:style style:name="T18" style:family="text">
      <style:text-properties style:text-position="super 58%"/>
    </style:style>
    <style:style style:name="T19" style:family="text">
      <style:text-properties officeooo:rsid="00328597"/>
    </style:style>
    <style:style style:name="T20" style:family="text">
      <style:text-properties officeooo:rsid="003d87f3"/>
    </style:style>
    <style:style style:name="T21" style:family="text">
      <style:text-properties officeooo:rsid="0040b21e"/>
    </style:style>
    <style:style style:name="T22" style:family="text">
      <style:text-properties officeooo:rsid="0042a984"/>
    </style:style>
    <style:style style:name="T23" style:family="text">
      <style:text-properties officeooo:rsid="0044b5fc"/>
    </style:style>
    <style:style style:name="T24" style:family="text">
      <style:text-properties officeooo:rsid="004687cd"/>
    </style:style>
    <style:style style:name="T25" style:family="text">
      <style:text-properties officeooo:rsid="00481efa"/>
    </style:style>
    <style:style style:name="T26" style:family="text">
      <style:text-properties officeooo:rsid="004af751"/>
    </style:style>
    <style:style style:name="T27" style:family="text">
      <style:text-properties officeooo:rsid="004ce6e6"/>
    </style:style>
    <style:style style:name="T28" style:family="text">
      <style:text-properties officeooo:rsid="004f3391"/>
    </style:style>
    <style:style style:name="T29" style:family="text">
      <style:text-properties officeooo:rsid="0050a254"/>
    </style:style>
    <style:style style:name="T30" style:family="text">
      <style:text-properties officeooo:rsid="00521d97"/>
    </style:style>
    <style:style style:name="T31" style:family="text">
      <style:text-properties officeooo:rsid="0052aaf7"/>
    </style:style>
    <style:style style:name="T32" style:family="text">
      <style:text-properties officeooo:rsid="00545f0e"/>
    </style:style>
    <style:style style:name="T33" style:family="text">
      <style:text-properties officeooo:rsid="00560751"/>
    </style:style>
    <style:style style:name="T34" style:family="text">
      <style:text-properties officeooo:rsid="00576077"/>
    </style:style>
    <style:style style:name="T35" style:family="text">
      <style:text-properties officeooo:rsid="0057677a"/>
    </style:style>
    <style:style style:name="T36" style:family="text">
      <style:text-properties officeooo:rsid="005779ef"/>
    </style:style>
    <style:style style:name="T37" style:family="text">
      <style:text-properties officeooo:rsid="005a51d4"/>
    </style:style>
    <style:style style:name="T38" style:family="text">
      <style:text-properties officeooo:rsid="005b0481"/>
    </style:style>
    <style:style style:name="T39" style:family="text">
      <style:text-properties officeooo:rsid="0064acd5"/>
    </style:style>
    <style:style style:name="T40" style:family="text">
      <style:text-properties officeooo:rsid="006849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Github</text:p>
      <text:p text:style-name="P1">Git is about source control, where have a bunch of programmers working on the same code, possibly overwriting each other’s work, both adding code to the same file. <text:span text:style-name="T11">This article based on: </text:span></text:p>
      <text:p text:style-name="P16"><text:a xlink:type="simple" xlink:href="https://www.youtube.com/watch?v=0fKg7e37bQE" text:style-name="Internet_20_link" text:visited-style-name="Visited_20_Internet_20_Link">https://www.youtube.com/watch?v=0fKg7e37bQE</text:a></text:p>
      <text:p text:style-name="P16">GitHub is about enabling people to collaborate. Some say it’s a social network for geeks. Not a bad video: <text:a xlink:type="simple" xlink:href="https://www.youtube.com/watch?v=73I5dRucCds#t=7.897664" text:style-name="Internet_20_link" text:visited-style-name="Visited_20_Internet_20_Link">https://www.youtube.com/watch?v=73I5dRucCds#t=7.897664</text:a></text:p>
      <text:p text:style-name="P17">As far as I can tell GitHub has beaten subversion, because GitHub is inherently social. <text:span text:style-name="T16">GitHub is the most popular, with 15 million <text:s/>user, and 38 million projects, so it is the largest source code hosting facility. </text:span></text:p>
      <text:p text:style-name="P18">Everything on laptop is local, so if don’t have an internet connection can work locally. Keep it in a local repository. When have internet connection put it on Github repository. Everything under version control. <text:s/></text:p>
      <text:p text:style-name="P18">Have GUI for windows, and command line interface. Have roughly 10 commands. </text:p>
      <text:p text:style-name="P1">So two programmers are adding to the same list. They can both sync up to the same repository, and get a merged version. </text:p>
      <text:p text:style-name="P1">If there is a conflict, like both programmers change the same line. Then conflicts are highlighted. </text:p>
      <text:p text:style-name="P1">1. sign up to a GitHub.<text:span text:style-name="T1">com</text:span> and get a free account.</text:p>
      <text:p text:style-name="P1">2. Go to windows.github.com and download/<text:span text:style-name="T1">install</text:span> the github application.</text:p>
      <text:p text:style-name="P16">Recommends use Git Bash as default installation, when installing, rather than the fancy versions. Git Bash and Git Shell are the same, <text:span text:style-name="T12">but are not the windows command line. Git Bash should be in your desktop. </text:span></text:p>
      <text:p text:style-name="P12">Username</text:p>
      <text:p text:style-name="P7">So in git bash</text:p>
      <text:p text:style-name="CODE">git config - - glo<text:span text:style-name="T21">ba</text:span>l user.name “Your name”</text:p>
      <text:p text:style-name="CODE">git config - - global user.mail “you<text:span text:style-name="T22">r</text:span>email@isp.com”</text:p>
      <text:p text:style-name="P16"/>
      <text:p text:style-name="P2">Don’t use the visual interface, use the command line, as only need five commands. </text:p>
      <text:p text:style-name="P21">Sign into new account, hit + sign, and create a new repository. Can be public or private repository. <text:s/><text:span text:style-name="T13">But a private repository costs $7/month. </text:span></text:p>
      <text:p text:style-name="P23">You just initialise the repository with a README, and you’ve created it. The README is automatically displayed. At the moment it just has the title. </text:p>
      <text:p text:style-name="P87">Gitignore: if working on a project, you don’t want to push config files, as everyone sets them up differently, and just creates conflicts. Can also add a licence if you want. </text:p>
      <text:p text:style-name="P24">HTTPS clone url</text:p>
      <text:p text:style-name="P22">You copy the URL with https, ssh, or subversion. It is something like <text:a xlink:type="simple" xlink:href="https://github.com/willstern/newGitTest.git" text:style-name="Internet_20_link" text:visited-style-name="Visited_20_Internet_20_Link">https://github.com/willstern/newGitTest.git</text:a></text:p>
      <text:p text:style-name="P22"><text:soft-page-break/>You use the command line. To open the terminal on Windows run then cmd then enter. <text:span text:style-name="T13">Really, not git bash? He might be wrong here. </text:span></text:p>
      <text:p text:style-name="P86">By default Git uses the vi editor. </text:p>
      <text:h text:style-name="Heading_20_2" text:outline-level="2">Intro GitHub &amp; Git Foundations</text:h>
      <text:p text:style-name="P88"><text:span text:style-name="T4">Init </text:span><text:span text:style-name="T17">Working locally, you can initialise a local repository: </text:span></text:p>
      <text:p text:style-name="CODE">git init project1</text:p>
      <text:p text:style-name="P89">and git replies: </text:p>
      <text:p text:style-name="CODE">Initialised empty Git repository in /users/demo/scratch/project1/.git</text:p>
      <text:p text:style-name="P90">then type</text:p>
      <text:p text:style-name="CODE">open .git</text:p>
      <text:p text:style-name="P90">and can see inside the folder what is there. Everything gets saved in this files. Everyone of the git tools writes to the .git folder. </text:p>
      <text:p text:style-name="P90">To get the data from your local repository to Github.com or even your pals laptop, you need to provide a different address inside your config file. <text:s/>Type: </text:p>
      <text:p text:style-name="CODE">git remote add origin <text:a xlink:type="simple" xlink:href="https://github.com/githubstudent/project1" text:style-name="Internet_20_link" text:visited-style-name="Visited_20_Internet_20_Link">https://github.com/githubstudent/project1</text:a> </text:p>
      <text:p text:style-name="Text_20_body">or for me</text:p>
      <text:p text:style-name="P96">git remote add origin https://github.com/sibraLtd/sibra.git</text:p>
      <text:p text:style-name="P90">you can check your config file typing: </text:p>
      <text:p text:style-name="CODE">cat .git/config</text:p>
      <text:p text:style-name="P91">Then type to collaborate</text:p>
      <text:p text:style-name="CODE">push pull</text:p>
      <text:p text:style-name="P91"/>
      <text:h text:style-name="Heading_20_3" text:outline-level="3">Setup: GitHub &amp; Git Foundations</text:h>
      <text:p text:style-name="P91"><text:a xlink:type="simple" xlink:href="https://www.youtube.com/watch?v=7Inc0G0wutk" text:style-name="Internet_20_link" text:visited-style-name="Visited_20_Internet_20_Link">https://www.youtube.com/watch?v=7Inc0G0wutk</text:a></text:p>
      <text:p text:style-name="P91">2<text:span text:style-name="T18">nd</text:span> video in series. </text:p>
      <text:p text:style-name="P91">Setup Git on the command line, Installers for GUI’s, account at Github, and these tools auto-update. </text:p>
      <text:p text:style-name="P91">Go to git-scm.com and find a the right version, for your operating system. Windows.github.com includes a graphical user interface and a command line bundled into one. <text:span text:style-name="T19">Then you can set up a local repository. </text:span></text:p>
      <text:p text:style-name="P92">So set up a GitHub account and can share with others. </text:p>
      <text:h text:style-name="Heading_20_3" text:outline-level="3">Config: GitHub and Git Foundations</text:h>
      <text:p text:style-name="P93">Set user name and user email. Then can personalise the GUI, I think. </text:p>
      <text:p text:style-name="CODE">git config --global user.name sibraLtd</text:p>
      <text:p text:style-name="CODE">git config --global user.email simon@sibra.co.uk</text:p>
      <text:p text:style-name="P24"/>
      <text:p text:style-name="P40">Line endings &amp; color: </text:p>
      <text:p text:style-name="P40"><text:soft-page-break/>Github works on many platforms: Mac, Linux, Windows, and there is a difference with line endings CR, CRLF, LF, so Git sorts normaliszes the line endings. </text:p>
      <text:p text:style-name="CODE">git config --global color.ui auto</text:p>
      <text:p text:style-name="P24"/>
      <text:p text:style-name="P41"><text:span text:style-name="T4">Local</text:span> is the most powerful <text:s/>which is closest to us. </text:p>
      <text:p text:style-name="P41"><text:span text:style-name="T4">Global</text:span> is slightly weaker, and overwritten by local. </text:p>
      <text:p text:style-name="P41"><text:span text:style-name="T4">System</text:span>: is the weakest, and is usually overwritten by global and local. </text:p>
      <text:h text:style-name="Heading_20_3" text:outline-level="3">Init GitHub &amp; Git Foundations</text:h>
      <text:p text:style-name="P41"><text:a xlink:type="simple" xlink:href="https://www.youtube.com/watch?v=WxMFZncm12s" text:style-name="Internet_20_link" text:visited-style-name="Visited_20_Internet_20_Link">https://www.youtube.com/watch?v=WxMFZncm12s</text:a></text:p>
      <text:p text:style-name="P41">how to initialise a respository. You can do it locally. </text:p>
      <text:p text:style-name="P42">If you have a project going locally, just type in the local directory</text:p>
      <text:p text:style-name="P42">git init</text:p>
      <text:p text:style-name="P42">and git tells you it has initialised the project. Can then </text:p>
      <text:p text:style-name="CODE">git status </text:p>
      <text:p text:style-name="P42">To see what is happening. </text:p>
      <text:p text:style-name="P42">If you start a new project and want to do source control, go to the folder and create new project folder <text:s/>under git control. </text:p>
      <text:p text:style-name="CODE">Git init website</text:p>
      <text:p text:style-name="P42">and git replies: </text:p>
      <text:p text:style-name="CODE">Intialized empty git repository in /users/tlbergland/work/website/.git/</text:p>
      <text:p text:style-name="P43">Can also create a new repository on Github just find new repository. The name just has to be unique to you. <text:s/>.gitignore <text:s text:c="2"/></text:p>
      <text:p text:style-name="P43">I have git initialised on gannons5. </text:p>
      <text:p text:style-name="P43">Also moved to C:\xampp\htdocs\sibra and did git init, so have a .git in Sibra. </text:p>
      <text:h text:style-name="Heading_20_3" text:outline-level="3">Commit Github &amp; Git foundations</text:h>
      <text:p text:style-name="P43">https://www.youtube.com/watch?v=A-Cll9jEnnM</text:p>
      <text:p text:style-name="P29">Commit using the command line</text:p>
      <text:p text:style-name="P47">I think this is commit to your local repository. </text:p>
      <text:p text:style-name="P44">Assume you have <text:s/>a project running. It’s text files arranged in directories. To find out which files have changed or new files since last commit just: </text:p>
      <text:p text:style-name="CODE">git status</text:p>
      <text:p text:style-name="P47">This tells you about files that might need to be committed. </text:p>
      <text:p text:style-name="P44"><text:span text:style-name="T20">First, t</text:span>o put a file in a holding tank, called the staging area. The file, index.html has to go through the staging area. </text:p>
      <text:p text:style-name="CODE">git add index.html</text:p>
      <text:p text:style-name="P45"><text:soft-page-break/>Apparently, this is git’s architecture. <text:s/><text:span text:style-name="T20">If you git status, you notice the files have changed. </text:span>Then you can commit: </text:p>
      <text:p text:style-name="CODE">git commit -m “expanded web content” </text:p>
      <text:p text:style-name="P44">You have to add a message. If you don’t git opens a text editor for you to <text:span text:style-name="T20">add a message. </text:span></text:p>
      <text:p text:style-name="P30">Project on GitHub.com</text:p>
      <text:p text:style-name="P48">You can edit your files on github, and commit them. Good for simple changes. </text:p>
      <text:p text:style-name="P31">Desktop</text:p>
      <text:p text:style-name="P48">You can commit locally, using the desktop, rather than the command line interface. You select the files you want to commit, type in the message. The desktop seems to handle the add and the commit in one. </text:p>
      <text:h text:style-name="Heading_20_3" text:outline-level="3">Next steps</text:h>
      <text:p text:style-name="P49">git add -A so added everything. <text:span text:style-name="T23">To Sibra. </text:span></text:p>
      <text:p text:style-name="P49">Git commit -m “sibra backup”</text:p>
      <text:p text:style-name="P50">So you go round git add, and git commit, in groups so that you commit a cohernet change. </text:p>
      <text:p text:style-name="P50">But this different work. </text:p>
      <text:p text:style-name="P94">git remote add origin https://github.com/sibraLtd/sibra.git</text:p>
      <text:p text:style-name="P49"/>
      <text:h text:style-name="Heading_20_3" text:outline-level="3">Diff Github and Git Foundations</text:h>
      <text:p text:style-name="P50"><text:a xlink:type="simple" xlink:href="https://www.youtube.com/watch?annotation_id=annotation_1859558535&amp;feature=iv&amp;src_vid=A-Cll9jEnnM&amp;v=RXSriVcoI70" text:style-name="Internet_20_link" text:visited-style-name="Visited_20_Internet_20_Link">https://www.youtube.com/watch?annotation_id=annotation_1859558535&amp;feature=iv&amp;src_vid=A-Cll9jEnnM&amp;v=RXSriVcoI70</text:a></text:p>
      <text:p text:style-name="P50">Diff command: 3 different ways of using it. <text:s/>It is to help understand how code has changed. The command is: </text:p>
      <text:p text:style-name="CODE">git diff </text:p>
      <text:p text:style-name="P50">and it shows files that have changed – the difference between the current files and those in the staging <text:s/>area. </text:p>
      <text:p text:style-name="P50">If the files are already staged and want to compare <text:s/><text:span text:style-name="T24">staged files </text:span>to the commit, then</text:p>
      <text:p text:style-name="CODE">git diff -- staged</text:p>
      <text:p text:style-name="P51">Note, you can continue to work on staged files. If you change the staged files, then the status command tells you that you have unstaged files in the staging area. </text:p>
      <text:p text:style-name="P51">To compare the working tree to the HEAD <text:span text:style-name="T25">commit, which is the name of the most recent commit.</text:span></text:p>
      <text:p text:style-name="CODE">git diff HEAD</text:p>
      <text:p text:style-name="P48"/>
      <text:p text:style-name="P52">Git compares everything line by line, which often isn’t helpful. - - word-diff switch shows difference in words, whilst - - color-words shows small difference in color:</text:p>
      <text:p text:style-name="CODE">git diff - -word-diff</text:p>
      <text:p text:style-name="P97">git diff - -color-words</text:p>
      <text:p text:style-name="P19"><text:soft-page-break/>Diff can suppress all that patch output, and just tells you about the files that changed, like so</text:p>
      <text:p text:style-name="CODE">git diff - -stat</text:p>
      <text:p text:style-name="P20"/>
      <text:h text:style-name="Heading_20_3" text:outline-level="3"><text:span text:style-name="T7">Log</text:span><text:span text:style-name="T6"> Github and Git Foundations</text:span> </text:h>
      <text:p text:style-name="P53"><text:a xlink:type="simple" xlink:href="https://www.youtube.com/watch?annotation_id=annotation_3616592513&amp;feature=iv&amp;src_vid=RXSriVcoI70&amp;v=Ew8HQsFyVHo" text:style-name="Internet_20_link" text:visited-style-name="Visited_20_Internet_20_Link">https://www.youtube.com/watch?annotation_id=annotation_3616592513&amp;feature=iv&amp;src_vid=RXSriVcoI70&amp;v=Ew8HQsFyVHo</text:a></text:p>
      <text:p text:style-name="P53">about git log command. See what commits look like. Type in terminal: </text:p>
      <text:p text:style-name="CODE">git log</text:p>
      <text:p text:style-name="P53">and see recent then historical commits. Each commit has a 40 character identifier. Next three <text:s/>lines have author name and email. Then date. Finally commit message. </text:p>
      <text:p text:style-name="P53">Use option flag to identify more specific</text:p>
      <text:p text:style-name="CODE">git log - - oneline</text:p>
      <text:p text:style-name="P54">Get quick summary of commit messages. Often more useful to see which files involved in commit, so: </text:p>
      <text:p text:style-name="CODE">git log - - stat</text:p>
      <text:p text:style-name="P54">see commit ref, author and files involved. To see what content changed in each commit, you </text:p>
      <text:p text:style-name="CODE">git log - - patch</text:p>
      <text:p text:style-name="P54">that shows you diff between each committs. Blue is additions, and red is removals. Can string together these commands so </text:p>
      <text:p text:style-name="CODE">git log - - patch - - oneline</text:p>
      <text:p text:style-name="P54">to get both options. </text:p>
      <text:p text:style-name="P54">To <text:span text:style-name="T26">get a graph of what happened: </text:span></text:p>
      <text:p text:style-name="CODE">git log - - graph</text:p>
      <text:p text:style-name="P55">but better to use: </text:p>
      <text:p text:style-name="CODE">git log - - graph - - all - - decorate - - oneline</text:p>
      <text:p text:style-name="P55">and get a one line summary for each commit, and labels for each branch and tags on committ. </text:p>
      <text:h text:style-name="P99" text:outline-level="3"><text:span text:style-name="T27">Remove</text:span> Github and Git Foundations </text:h>
      <text:p text:style-name="P56"><text:a xlink:type="simple" xlink:href="https://www.youtube.com/watch?annotation_id=annotation_4043846191&amp;feature=iv&amp;src_vid=Ew8HQsFyVHo&amp;v=jtuHOIlfS2Q" text:style-name="Internet_20_link" text:visited-style-name="Visited_20_Internet_20_Link">https://www.youtube.com/watch?annotation_id=annotation_4043846191&amp;feature=iv&amp;src_vid=Ew8HQsFyVHo&amp;v=jtuHOIlfS2Q</text:a></text:p>
      <text:p text:style-name="P57">remove files from the file system</text:p>
      <text:p text:style-name="CODE">rm ‘file1.txt’</text:p>
      <text:p text:style-name="P57">Not sure what they mean by file system – git repository, my file directory? Or what. Then if do </text:p>
      <text:p text:style-name="CODE">git status</text:p>
      <text:p text:style-name="P57">It says for your branch master, it is up to date, but have a change to commit. If you want to unstage this, then use </text:p>
      <text:p text:style-name="CODE">git reset Head ‘file’ </text:p>
      <text:p text:style-name="P57">So when you commit the change, it is gone from repo, but not from your file system. So if you</text:p>
      <text:p text:style-name="CODE">rm file2.txt</text:p>
      <text:p text:style-name="P57"><text:soft-page-break/>Git doesn’t mind that you really deleted the file on your system so git status notices the file is gone. It tells you to stage that change using git rm file2.txt</text:p>
      <text:p text:style-name="P58">If want a serious cleanup, lot of files to delete, you might use a tool like windows explorer or a finder. <text:s/><text:span text:style-name="T28">So <text:s/>a git status tells you, that you deleted a bunch of files. But you don’t want to git rm each individual file.</text:span> <text:span text:style-name="T28">You use a flavour of the add command:</text:span></text:p>
      <text:p text:style-name="CODE">git add -u . </text:p>
      <text:p text:style-name="P59">This goes through your working tree, and spots deleted files, and stages them for deletions. </text:p>
      <text:p text:style-name="P59">The dot means the current working directory, so when the add command sees that, it starts in the directory you are in, and works down looking for all the files it can add, or all the files that were deleted </text:p>
      <text:p text:style-name="P60">Maybe you don’t want git to track a file anymore. You still want the file, but don’t want it tracked in the repository. </text:p>
      <text:p text:style-name="CODE">git rm - - cached</text:p>
      <text:p text:style-name="P60">The desktop clients handle this quite well. In changes you just select the changes and stage them. Perhaps commit them as well. </text:p>
      <text:h text:style-name="P100" text:outline-level="3"><text:span text:style-name="T29">Move</text:span> Github and Git Foundations</text:h>
      <text:p text:style-name="P32"><text:a xlink:type="simple" xlink:href="https://www.youtube.com/watch?annotation_id=annotation_948616555&amp;feature=iv&amp;src_vid=jtuHOIlfS2Q&amp;v=ipdgyfPq8FE" text:style-name="Internet_20_link" text:visited-style-name="Visited_20_Internet_20_Link"><text:span text:style-name="T6">https://www.youtube.com/watch?annotation_id=annotation_948616555&amp;feature=iv&amp;src_vid=jtuHOIlfS2Q&amp;v=ipdgyfPq8FE</text:span></text:a></text:p>
      <text:p text:style-name="P61">Version control system usually don’t handle move commands. <text:s/>Renaming and moving is the same in git. Say you want to move a file down a directory. Then it is mv old to new place/name</text:p>
      <text:p text:style-name="CODE">git mv header.jpg source/header.jpg</text:p>
      <text:p text:style-name="P61">So git stages this. But what if you move the files manually. When you run git status, you see that prod.log is deleted, and production.log is created and untracked. Nothing yet is commited. </text:p>
      <text:p text:style-name="P62">You could </text:p>
      <text:p text:style-name="CODE">git rm ‘prod.log’</text:p>
      <text:p text:style-name="CODE">git add production1</text:p>
      <text:p text:style-name="CODE">git status</text:p>
      <text:p text:style-name="P62">However, in the real world you are using an IDE, or the Finder, or Windows Explorer. Too much work to do each file individually. So</text:p>
      <text:p text:style-name="CODE">git add -A .</text:p>
      <text:p text:style-name="P62">This -A fines all the new files and deletes all the old files from where they came from, and interprets this as moves having taken place. <text:s/><text:span text:style-name="T30">The dot just tell git start at the current working directory, and work down the directory tree. </text:span></text:p>
      <text:p text:style-name="P63">In <text:s/>a real life you’ll also editing the files and move them, </text:p>
      <text:p text:style-name="CODE">git add -A <text:span text:style-name="T30">directoryname/ </text:span></text:p>
      <text:p text:style-name="P63">So git still sees this as a move. Then commit </text:p>
      <text:p text:style-name="CODE">git commit -m “moved lesson 4 to subfolder”</text:p>
      <text:p text:style-name="P63">Git says the file been renamed. If git status -u</text:p>
      <text:p text:style-name="P64">So have three commit – This is seriously confusing. If the file is over 50% similar before and after, then git thinks the file was moved </text:p>
      <text:h text:style-name="P101" text:outline-level="3"><text:soft-page-break/><text:span text:style-name="T31">Ignore</text:span> Github and Git Foundations</text:h>
      <text:p text:style-name="P64">https://www.youtube.com/watch?annotation_id=annotation_3002260257&amp;feature=iv&amp;src_vid=ipdgyfPq8FE&amp;v=4VBG9FlyiOw</text:p>
      <text:p text:style-name="P64">ignore is for ensuring some files are not in git staging or the repository. Like an intermediate sass </text:p>
      <text:p text:style-name="P64">Basically the ignore patterns are created in .gitignore. He edits this file in vi. However, can just create <text:s/>patterns for .gitignore to ignore. However, </text:p>
      <text:p text:style-name="CODE">.sass-cache</text:p>
      <text:p text:style-name="CODE">*.<text:span text:style-name="T32">log</text:span></text:p>
      <text:p text:style-name="CODE"/>
      <text:p text:style-name="P64">will do. </text:p>
      <text:p text:style-name="P65">To check if ignore is working you: </text:p>
      <text:p text:style-name="CODE">git ls-files - - others - - ignored - - exclude-standard</text:p>
      <text:h text:style-name="Heading_20_2" text:outline-level="2">Ignore Github and Git Foundations</text:h>
      <text:p text:style-name="P66"><text:a xlink:type="simple" xlink:href="https://www.youtube.com/watch?annotation_id=annotation_2713803183&amp;feature=iv&amp;src_vid=4VBG9FlyiOw&amp;v=H5GJfcp3p4Q" text:style-name="Internet_20_link" text:visited-style-name="Visited_20_Internet_20_Link">https://www.youtube.com/watch?annotation_id=annotation_2713803183&amp;feature=iv&amp;src_vid=4VBG9FlyiOw&amp;v=H5GJfcp3p4Q</text:a></text:p>
      <text:p text:style-name="P66">branches: start any new work on a new branch. So the master is the production version, which is the version that works. So new work on a branch. </text:p>
      <text:p text:style-name="P66">Branch: <text:s/>start developing a new branch with a name for it:</text:p>
      <text:p text:style-name="CODE">git branch app-startup-scripts </text:p>
      <text:p text:style-name="P66"/>
      <text:p text:style-name="P66">If you type </text:p>
      <text:p text:style-name="CODE">git branch </text:p>
      <text:p text:style-name="P66">git tells you its name and information about it. </text:p>
      <text:p text:style-name="P66">To delete a branch:</text:p>
      <text:p text:style-name="CODE">git branch -d app-startup-scripts </text:p>
      <text:p text:style-name="P66">If it this branch hasn’t been fully merged into the <text:span text:style-name="T33">master branch, then you get a warning. If you really want to delete a branch that isn’t merged into the master, then use D</text:span></text:p>
      <text:p text:style-name="P95">git branch -<text:span text:style-name="T33">D</text:span> app-startup-scripts </text:p>
      <text:p text:style-name="P67">Switching branches. You can’t delete a branch you’re on. So switch to a new branch with checkout. </text:p>
      <text:p text:style-name="P67">It’s complicated and he doesn’t explain. Need to understand merging. </text:p>
      <text:h text:style-name="P102" text:outline-level="2">Checkout Github and Git Foundations</text:h>
      <text:p text:style-name="P67"><text:a xlink:type="simple" xlink:href="https://www.youtube.com/watch?annotation_id=annotation_2068904233&amp;feature=iv&amp;src_vid=H5GJfcp3p4Q&amp;v=HwrPhOp6-aM" text:style-name="Internet_20_link" text:visited-style-name="Visited_20_Internet_20_Link">https://www.youtube.com/watch?annotation_id=annotation_2068904233&amp;feature=iv&amp;src_vid=H5GJfcp3p4Q&amp;v=HwrPhOp6-aM</text:a></text:p>
      <text:p text:style-name="P68">Checkout <text:span text:style-name="T34">to a </text:span>branches. Use <text:span text:style-name="T34">with branch name Let us see our files from the perspective of that branch. </text:span></text:p>
      <text:p text:style-name="CODE">git checkout mobile-ui </text:p>
      <text:p text:style-name="P69"><text:soft-page-break/>So to find out which branches there are, and which one we are working on, in this case mobile-ui, type: </text:p>
      <text:p text:style-name="CODE">gib branch</text:p>
      <text:p text:style-name="P69">git status tell you which branch you are checked out to. </text:p>
      <text:p text:style-name="P69">You make commits to the branch you are checked out to. </text:p>
      <text:p text:style-name="P69">You can run git checkout with a reference, to a specific commit. <text:s/>This is detached HEAD state. I think <text:s/>this is for checking stuff in an old state. Remember to switch to another branch like master. </text:p>
      <text:p text:style-name="CODE">git checkout master</text:p>
      <text:p text:style-name="P69">Can discard edits, throw them away, run git checkout with the filename, this removes that files contents from the last commit. </text:p>
      <text:p text:style-name="CODE">git checkout - - newname.txt</text:p>
      <text:p text:style-name="P69">If you want to create a branch and checkout to it <text:span text:style-name="T35">in one last step</text:span></text:p>
      <text:p text:style-name="CODE">git checkout -b newbranchname</text:p>
      <text:p text:style-name="P46"/>
      <text:h text:style-name="P103" text:outline-level="2"><text:span text:style-name="T36">Merge</text:span> Github and Git Foundations</text:h>
      <text:p text:style-name="P70"><text:a xlink:type="simple" xlink:href="https://www.youtube.com/watch?annotation_id=annotation_2506935407&amp;feature=iv&amp;src_vid=HwrPhOp6-aM&amp;v=yyLiplDQtf0" text:style-name="Internet_20_link" text:visited-style-name="Visited_20_Internet_20_Link">https://www.youtube.com/watch?annotation_id=annotation_2506935407&amp;feature=iv&amp;src_vid=HwrPhOp6-aM&amp;v=yyLiplDQtf0</text:a></text:p>
      <text:p text:style-name="P70">Assuming you know branching, you want to merge these changes into the master. </text:p>
      <text:p text:style-name="P71">Merge: bring branches and multiple histories together. Typical workflow might checkout to the master branch</text:p>
      <text:p text:style-name="CODE">git checkout master</text:p>
      <text:p text:style-name="P71">Then identify the branch with commits we want to include: </text:p>
      <text:p text:style-name="CODE">git branch </text:p>
      <text:p text:style-name="P72">to see the branches, and then </text:p>
      <text:p text:style-name="CODE">git merge debugging-and-whitespace-cleanup</text:p>
      <text:p text:style-name="P72">So now the master has all the improvements from the branch. </text:p>
      <text:p text:style-name="P72">When you merge, you might have a conflict. Two files have similar changes, and git can’t decide what to use. So run git status, and see what problem is. </text:p>
      <text:p text:style-name="P72">Basically have to open in your favourite text editor. &lt;&lt;&lt;&lt;&lt;&lt;&lt; HEAD shows where conflicts are. Below <text:s/>have ===== conflicts from incoming branch. So then remove markers, and identify what should stay. . Stage them, then to finish the process: <text:s/></text:p>
      <text:p text:style-name="CODE">git commit </text:p>
      <text:p text:style-name="P72">If you have conflicts there is </text:p>
      <text:p text:style-name="CODE">git merge -abort</text:p>
      <text:p text:style-name="P72">then there are other solutions if you don’t want to handle the conflicts right away. </text:p>
      <text:p text:style-name="P73"/>
      <text:h text:style-name="Heading_20_2" text:outline-level="2"><text:soft-page-break/>Network • GitHub &amp; Git Foundations</text:h>
      <text:p text:style-name="P73"><text:a xlink:type="simple" xlink:href="https://www.youtube.com/watch?v=xdao5LCNoYE&amp;index=15&amp;list=PLg7s6cbtAD15G8lNyoaYDuKZSKyJrgwB-" text:style-name="Internet_20_link" text:visited-style-name="Visited_20_Internet_20_Link">https://www.youtube.com/watch?v=xdao5LCNoYE&amp;index=15&amp;list=PLg7s6cbtAD15G8lNyoaYDuKZSKyJrgwB-</text:a></text:p>
      <text:p text:style-name="P73">This is about Fetch, push and pull <text:span text:style-name="T37">&amp; remote repositories. </text:span></text:p>
      <text:p text:style-name="P74">When we have a repository, tell git where the remote repository is </text:p>
      <text:p text:style-name="CODE">git remote add origin <text:a xlink:type="simple" xlink:href="https://github.com/githubteach" text:style-name="Internet_20_link" text:visited-style-name="Visited_20_Internet_20_Link">https://github.com/githubteacher/example-basic</text:a></text:p>
      <text:p text:style-name="P74">ideally is something easy to remember. If you mistype the url you can reset the url using: </text:p>
      <text:p text:style-name="CODE">git remote set-url origin https://github.com/githubteacher/example</text:p>
      <text:p text:style-name="P74">to remove the remotes: </text:p>
      <text:p text:style-name="CODE">git remote rm origin </text:p>
      <text:p text:style-name="P74">or to see what URL <text:s/>you have a full print-out </text:p>
      <text:p text:style-name="CODE">git remote -v </text:p>
      <text:p text:style-name="P74">Github has branches, just like local repository on laptop. <text:span text:style-name="T38">The branches on github are a little different. But they have a prefix, for the remote they correspond to. So to discover the name of your remote branches</text:span></text:p>
      <text:p text:style-name="CODE">git branch -r </text:p>
      <text:p text:style-name="P75">and get answers like origin/feature1</text:p>
      <text:p text:style-name="P75">Three useful commands: fetch, push, pull</text:p>
      <text:p text:style-name="P75">Fetch goes to github.com and pulls whatever is there, and dumps it in your branch. So </text:p>
      <text:p text:style-name="CODE">git fetch original</text:p>
      <text:p text:style-name="P75">and git shows feature1 is in our remote tracking branches, which I don’t understand. </text:p>
      <text:p text:style-name="P75">Pull command is similar to fetch. It pulls things down into origin/(a branch name), then it does the merge operation to the local version of the files in that branch name. <text:s/>So </text:p>
      <text:p text:style-name="CODE">git checkout feature1</text:p>
      <text:p text:style-name="P75">and switched to new branch feature1</text:p>
      <text:p text:style-name="CODE">git pull origin</text:p>
      <text:p text:style-name="P76">Kinda brings stuff down into your repository. </text:p>
      <text:p text:style-name="P76">Push sends stuff upto github.com just</text:p>
      <text:p text:style-name="CODE">git push origin </text:p>
      <text:p text:style-name="P76">It prints the username, password, and the file that it has sent. </text:p>
      <text:h text:style-name="Heading_20_3" text:outline-level="3">GUI • GitHub &amp; Git Foundations </text:h>
      <text:p text:style-name="P77">Just talks about the GUI. Windows GUI has choice of shells: CMD, Git Bash &amp; PowerShell also known as posh-git. </text:p>
      <text:p text:style-name="P78">Git Bash is a linux based command line, ported to Windows. Shell is a native windows command line. </text:p>
      <text:p text:style-name="P78">They have different commands: Bash has ls instead of dir. </text:p>
      <text:p text:style-name="P78">PoshGit is the default shell for windows GitHub. </text:p>
      <text:p text:style-name="P75"><text:soft-page-break/></text:p>
      <text:p text:style-name="P79">Clone in Desktop, brings a full copy of the remote repository to your local machine. </text:p>
      <text:p text:style-name="P79">There is a pull request that enables you to pull a specific branch to your local machine. <text:s/></text:p>
      <text:h text:style-name="Heading_20_3" text:outline-level="3">Intro to GitHub.com</text:h>
      <text:p text:style-name="P79">About the functionality of the website. Just talks about it. Too complex. </text:p>
      <text:h text:style-name="P98" text:outline-level="3">Forking</text:h>
      <text:p text:style-name="P80"><text:a xlink:type="simple" xlink:href="https://www.youtube.com/watch?v=5oJHRbqEofs&amp;index=18&amp;list=PLg7s6cbtAD15G8lNyoaYDuKZSKyJrgwB-" text:style-name="Internet_20_link" text:visited-style-name="Visited_20_Internet_20_Link">https://www.youtube.com/watch?v=5oJHRbqEofs&amp;index=18&amp;list=PLg7s6cbtAD15G8lNyoaYDuKZSKyJrgwB-</text:a></text:p>
      <text:p text:style-name="P80">Taking a repository and copying it. See a project that wish to contribute to, <text:span text:style-name="T39">Click the fork button to make a copy of that in our own account, then make changes </text:span></text:p>
      <text:p text:style-name="P81">Appropriate to make a branch for that forked copy. </text:p>
      <text:p text:style-name="P81">In the original repo, there is a place for username etc. </text:p>
      <text:p text:style-name="P81">In your account, there is some metadata showing who owns the original copy of the project. </text:p>
      <text:p text:style-name="P81">Then via a pull request – that’s what they said, you can offer your changes back to the original owner. </text:p>
      <text:h text:style-name="Heading_20_3" text:outline-level="3">Pull requests</text:h>
      <text:p text:style-name="P81">Core part of making changes to Github repository. </text:p>
      <text:p text:style-name="P82">A pull request is a means of submitting a change to another code base. <text:span text:style-name="T40">Don’t make a compliant, make a correction. </text:span></text:p>
      <text:p text:style-name="P83">Should work on branch, commit to branch, then send branch for review. </text:p>
      <text:p text:style-name="P84">Merge pull request adds the branch, and deletes the branch. </text:p>
      <text:h text:style-name="Heading_20_2" text:outline-level="2">Reset</text:h>
      <text:p text:style-name="P84">Soft, mixed and hard resets. Mixed is default. <text:s/>Soft is putting all commits up for deletion. </text:p>
      <text:p text:style-name="P84">Git status</text:p>
      <text:p text:style-name="P85">Which tells you git</text:p>
      <text:p text:style-name="P85">git reset HEAD </text:p>
      <text:p text:style-name="P85">to unstage changes. </text:p>
      <text:p text:style-name="P85">Git reset - -soft HEAD ~5</text:p>
      <text:p text:style-name="P85">Is last five changes. Then can combine the changes into one. <text:s/></text:p>
      <text:p text:style-name="P85">git <text:s/>commit -m ‘five new changes” </text:p>
      <text:p text:style-name="P85">git log oneline</text:p>
      <text:p text:style-name="P85">If you want to throw away your work, i.e. some changes didn’t work out, </text:p>
      <text:p text:style-name="P85"><text:soft-page-break/>git reset –hard HEAD~3</text:p>
      <text:p text:style-name="P85">and have thrown away those last three changes. </text:p>
      <text:p text:style-name="P85">Reset Checkout : different granularity. It is for a directory or file decision. </text:p>
      <text:p text:style-name="P81"/>
      <text:p text:style-name="P24">Terminal commands</text:p>
      <text:p text:style-name="P22">cd.. is to up a directory.</text:p>
      <text:p text:style-name="P22">cd will/documents, <text:s/>to change directory to will/documents</text:p>
      <text:p text:style-name="P22">dir to list contents of a directory.</text:p>
      <text:p text:style-name="P22">When you get to the right document directory, you type: </text:p>
      <text:p text:style-name="P22">git clone “url from clone url” </text:p>
      <text:p text:style-name="P22">So it clones the contents of github repository, into the current directory. And you can see newGitTest <text:span text:style-name="T3">folder</text:span> appears in the directory, with you dir </text:p>
      <text:p text:style-name="P33">He is using sublime as his editor, so newGitTest can be a folder in Sublime. I think there are ways of doing it in Netbeans. </text:p>
      <text:p text:style-name="P33"><text:span text:style-name="T4">John</text:span>: John can also git clone <text:a xlink:type="simple" xlink:href="https://github.com/willstern/newGitTest.git" text:style-name="Internet_20_link" text:visited-style-name="Visited_20_Internet_20_Link"><text:span text:style-name="T2">https://github.com/willstern/newGitTest.git</text:span></text:a><text:span text:style-name="T2"> <text:s/></text:span>into his folder. </text:p>
      <text:p text:style-name="P33">He can create index2.html, whilst I had index.html. </text:p>
      <text:p text:style-name="P25">Git status</text:p>
      <text:p text:style-name="P34">Type in git status and see that have untracked files. </text:p>
      <text:p text:style-name="P25">Git add</text:p>
      <text:p text:style-name="P34">git add index.html means that it is added to tracking. So if type git status see that there is a file with changes to be committed. </text:p>
      <text:p text:style-name="P25"><text:span text:style-name="T8">c</text:span>ommit</text:p>
      <text:p text:style-name="P34">git commit -m “added index.html” <text:s/>which means commit with a message which is “added index.html”</text:p>
      <text:p text:style-name="P26">push </text:p>
      <text:p text:style-name="P35">git push </text:p>
      <text:p text:style-name="P35">and this pushes the stuff you want to commit up to Github. </text:p>
      <text:p text:style-name="P35">And finally, index.html is up at Github. </text:p>
      <text:p text:style-name="P26">John</text:p>
      <text:p text:style-name="P35">John the colleague can pull the files from github, <text:span text:style-name="T9">with</text:span></text:p>
      <text:p text:style-name="P36">git pull</text:p>
      <text:p text:style-name="P36">This commands only work if you are in the github directories on your laptop.</text:p>
      <text:p text:style-name="P36"><text:soft-page-break/>So if git status, John sees has modified index.html, and has untracked file index2.html. </text:p>
      <text:p text:style-name="P36">So if John modifies index.html, </text:p>
      <text:p text:style-name="P36">git add . <text:s text:c="2"/></text:p>
      <text:p text:style-name="P36">Now dot . Means add everything in your directory to git repository. </text:p>
      <text:p text:style-name="P36">git add -A means git add All. </text:p>
      <text:p text:style-name="P36">git status shows that have modfied file index.html, and new file index2.html </text:p>
      <text:p text:style-name="P36">git commit -m “made changes” <text:s/>which means commit with this message. </text:p>
      <text:p text:style-name="P36">Git push so push these files up to github. </text:p>
      <text:p text:style-name="P27"><text:span text:style-name="T10">My directory</text:span> </text:p>
      <text:p text:style-name="P37">So if I git pull, I will get back index.html with the changes John made, plus index2.html. </text:p>
      <text:p text:style-name="P28">Git </text:p>
      <text:p text:style-name="P37">If type git, you get a list of the commands and what they do. </text:p>
      <text:p text:style-name="P37"><text:span text:style-name="T5">a</text:span><text:span text:style-name="T4">dd</text:span> <text:tab/><text:tab/>add file contents to the index</text:p>
      <text:p text:style-name="P37">bisect<text:tab/><text:tab/>Find by binary search the change that introduced a bug</text:p>
      <text:p text:style-name="P37">branch <text:tab/>list, create, or delete branches </text:p>
      <text:p text:style-name="P37">checkout<text:tab/>Checkout a branch or paths to the working tree </text:p>
      <text:p text:style-name="P37">clone<text:tab/><text:tab/>clone a repository into the new directory</text:p>
      <text:p text:style-name="P37"><text:span text:style-name="T4">commit</text:span><text:tab/>Record changes to the repository </text:p>
      <text:p text:style-name="P37">diff<text:tab/><text:tab/>show changes between commits, commit and working tree, etc. </text:p>
      <text:p text:style-name="P37">fetch<text:tab/><text:tab/>download objects and refs from another repository </text:p>
      <text:p text:style-name="P37">grep<text:tab/><text:tab/>print lines matching a pattern </text:p>
      <text:p text:style-name="P37">init<text:tab/><text:tab/>create an empty Git repository or reinitialise an existing one</text:p>
      <text:p text:style-name="P37">log<text:tab/><text:tab/>show commit logs</text:p>
      <text:p text:style-name="P37">merge<text:tab/><text:tab/>Join two or more development histories together </text:p>
      <text:p text:style-name="P37">mv<text:tab/><text:tab/>Move or rename a file, a directory, or a symlink</text:p>
      <text:p text:style-name="P37"><text:span text:style-name="T4">pull</text:span><text:tab/><text:tab/>Fetch from and merge with another repository or a local branch </text:p>
      <text:p text:style-name="P37"><text:span text:style-name="T4">push</text:span><text:tab/><text:tab/>Update remove refs along with associated objects </text:p>
      <text:p text:style-name="P37">rebase<text:tab/><text:tab/>forward-port local commits to the updated upstream head </text:p>
      <text:p text:style-name="P37">reset<text:tab/><text:tab/>reset current HEAD to the specified state </text:p>
      <text:p text:style-name="P37">rm<text:tab/><text:tab/>remove files from the working tree and from the index </text:p>
      <text:p text:style-name="P37">show <text:tab/><text:tab/>show various types of objects </text:p>
      <text:p text:style-name="P37"><text:soft-page-break/><text:span text:style-name="T4">status</text:span><text:tab/><text:tab/>show the working tree status </text:p>
      <text:p text:style-name="P37">tag<text:tab/><text:tab/>Create, list, delete or verify a tag object signed with GPG </text:p>
      <text:p text:style-name="P38">git help -a or git help -g lists available subcommands and some concept guides. </text:p>
      <text:p text:style-name="P39">The ones in bold are the main ones. </text:p>
      <text:h text:style-name="Heading_20_2" text:outline-level="2">Workflow</text:h>
      <text:p text:style-name="P3">Every morning, he starts with a <text:span text:style-name="T4">git pull</text:span> to get everyone’s changes. <text:s/></text:p>
      <text:p text:style-name="P4">He makes a change, and adds everything to repository: <text:tab/><text:span text:style-name="T4">git add -A</text:span></text:p>
      <text:p text:style-name="P5">Then commits, with comment<text:tab/><text:tab/><text:tab/><text:tab/><text:span text:style-name="T4">git commit -m “made mortar specific”</text:span></text:p>
      <text:p text:style-name="P6">Then every few hours sync<text:tab/><text:tab/><text:tab/><text:tab/><text:tab/><text:span text:style-name="T4">git push</text:span></text:p>
      <text:p text:style-name="P6">If you ever want to get out of full blown commit<text:tab/><text:tab/><text:span text:style-name="T4">ESC :wq</text:span></text:p>
      <text:p text:style-name="P6">Then can get everyones latest changes<text:tab/><text:tab/><text:tab/><text:span text:style-name="T4">git pull</text:span></text:p>
      <text:p text:style-name="P105"/>
      <text:h text:style-name="Heading_20_2" text:outline-level="2">Git &amp; Netbeans IDE</text:h>
      <text:p text:style-name="P8"><text:a xlink:type="simple" xlink:href="http://bits.netbeans.org/media/github_nb.mp4" text:style-name="Internet_20_link" text:visited-style-name="Visited_20_Internet_20_Link">http://bits.netbeans.org/media/github_nb.mp4</text:a></text:p>
      <text:p text:style-name="P8">This shows how to push a project to GitHub, Initialize a Git repository in the created project, push project to Git. </text:p>
      <text:p text:style-name="P13">1. First you create a project.</text:p>
      <text:p text:style-name="P13">2. Initialize a Git repository in the created project.</text:p>
      <text:p text:style-name="P8">Select project in projects window. Select on main menu: Team → git → initialise repository</text:p>
      <text:p text:style-name="P8">It specifies the path to your project, click Ok</text:p>
      <text:p text:style-name="P8">Select from main menu: window → output <text:s/><text:span text:style-name="T14">and will see progress. <text:s/>Git is creating folders in your project folder. </text:span></text:p>
      <text:p text:style-name="P9">Can mouse over filenames to see the status of the file. </text:p>
      <text:p text:style-name="P14">3. Commit</text:p>
      <text:p text:style-name="P9">Select Team → commit and it does a Git commit, although somewhere in this you add details of your git repository. </text:p>
      <text:p text:style-name="P10">The color coding of your code returns to black. </text:p>
      <text:p text:style-name="P15">4. Push files to GitHub</text:p>
      <text:p text:style-name="P10">Requires a GitHub account, and a GitHub repository. You get an http or SSH url. </text:p>
      <text:p text:style-name="P10">Top Menu: Team → remote → <text:s/>push, <text:span text:style-name="T15">and you get to configure netbeans for the remote repository. <text:s/></text:span></text:p>
      <text:p text:style-name="P11">Repository URL is the url of repository. </text:p>
      <text:p text:style-name="P11"><text:soft-page-break/>User and password for your git account. </text:p>
      <text:p text:style-name="P11">Select Next and select the branch, select Finish. </text:p>
      <text:p text:style-name="P11">5. Github</text:p>
      <text:p text:style-name="P11">Go and check repo. </text:p>
      <text:p text:style-name="P11">Then if right click on project, you find git → remote → command, <text:s/>in the men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DE" style:family="paragraph" style:parent-style-name="Standard">
      <style:paragraph-properties fo:margin-left="1cm" fo:margin-right="0cm" fo:text-indent="0cm" style:auto-text-indent="false"/>
      <style:text-properties style:font-name="Courier New" fo:font-family="'Courier New'" style:font-style-name="Regular" style:font-family-generic="modern" style:font-pitch="fixed" fo:font-size="10pt"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00:25:24.318000000</meta:creation-date>
    <dc:title>Notes</dc:title>
    <meta:editing-duration>P11DT20H43M55S</meta:editing-duration>
    <meta:editing-cycles>9</meta:editing-cycles>
    <meta:generator>LibreOffice/5.1.6.2$Windows_x86 LibreOffice_project/07ac168c60a517dba0f0d7bc7540f5afa45f0909</meta:generator>
    <dc:date>2017-01-14T23:01:52.625000000</dc:date>
    <meta:document-statistic meta:table-count="0" meta:image-count="0" meta:object-count="0" meta:page-count="14" meta:paragraph-count="364" meta:word-count="3777" meta:character-count="22675" meta:non-whitespace-character-count="18982"/>
    <meta:template xlink:type="simple" xlink:actuate="onRequest" xlink:title="Notes" xlink:href="../../../AppData/Roaming/LibreOffice/4/user/template/Notes.ott" meta:date="2016-12-30T00:25:23.454000000"/>
  </office:meta>
</office:document-meta>
</file>